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1.966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Quantity:</text:p>
          </table:table-cell>
          <table:table-cell office:value-type="string">
            <text:p>Reference ID:</text:p>
          </table:table-cell>
          <table:table-cell office:value-type="string">
            <text:p>Digikey Part: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X1-2 BRIDGE1-2</text:p>
          </table:table-cell>
          <table:table-cell office:value-type="string">
            <text:p>WM18921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WM18926-ND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296-28266-5-N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3 C5-7</text:p>
          </table:table-cell>
          <table:table-cell office:value-type="string">
            <text:p>399-1100-1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445-6853-1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445-8030-1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2 C4</text:p>
          </table:table-cell>
          <table:table-cell office:value-type="string">
            <text:p>311-1455-1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B1</text:p>
          </table:table-cell>
          <table:table-cell office:value-type="string">
            <text:p>445-1552-1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1-2</text:p>
          </table:table-cell>
          <table:table-cell office:value-type="string">
            <text:p>INA122UA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5-6</text:p>
          </table:table-cell>
          <table:table-cell office:value-type="string">
            <text:p>490-2641-1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P10GCT-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3 R5</text:p>
          </table:table-cell>
          <table:table-cell office:value-type="string">
            <text:p>P115HCT-N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1-2 R4 R6-8 R10-11</text:p>
          </table:table-cell>
          <table:table-cell office:value-type="string">
            <text:p>P120HCT-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296-26358-1-ND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6/12/2012</text:date>, <text:time>16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t Morton</meta:initial-creator>
    <meta:creation-date>2012-06-12T15:43:43.05</meta:creation-date>
    <dc:date>2012-06-12T16:14:53.19</dc:date>
    <dc:creator>Kit Morton</dc:creator>
    <meta:editing-duration>PT31M9S</meta:editing-duration>
    <meta:editing-cycles>3</meta:editing-cycles>
    <meta:generator>OpenOffice.org/3.3$Win32 OpenOffice.org_project/330m20$Build-9567</meta:generator>
    <meta:document-statistic meta:table-count="3" meta:cell-count="45" meta:object-count="0"/>
  </office:meta>
</office:document-meta>
</file>